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799cm"/>
    </style:style>
    <style:style style:name="Tabelle1.B" style:family="table-column">
      <style:table-column-properties style:column-width="9.604cm"/>
    </style:style>
    <style:style style:name="Tabelle1.C" style:family="table-column">
      <style:table-column-properties style:column-width="2.408cm"/>
    </style:style>
    <style:style style:name="Tabelle1.D" style:family="table-column">
      <style:table-column-properties style:column-width="3.201cm"/>
    </style:style>
    <style:style style:name="Tabelle1.A1" style:family="table-cell">
      <style:table-cell-properties fo:padding="0.097cm" fo:border="none"/>
    </style:style>
    <style:style style:name="Tabelle1.C2" style:family="table-cell" style:data-style-name="N4">
      <style:table-cell-properties fo:padding="0.097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2.99cm"/>
    </style:style>
    <style:style style:name="Tabelle2.B" style:family="table-column">
      <style:table-column-properties style:column-width="10.821cm"/>
    </style:style>
    <style:style style:name="Tabelle2.C" style:family="table-column">
      <style:table-column-properties style:column-width="3.201cm"/>
    </style:style>
    <style:style style:name="Tabelle2.A1" style:family="table-cell">
      <style:table-cell-properties fo:padding="0.097cm" fo:border="none"/>
    </style:style>
    <style:style style:name="Tabelle2.C1" style:family="table-cell" style:data-style-name="N4">
      <style:table-cell-properties fo:padding="0.097cm" fo:border="none"/>
    </style:style>
    <style:style style:name="Tabelle2.B2" style:family="table-cell" style:data-style-name="N0">
      <style:table-cell-properties fo:padding="0.097cm" fo:border="none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13.811cm"/>
    </style:style>
    <style:style style:name="Tabelle3.B" style:family="table-column">
      <style:table-column-properties style:column-width="3.201cm"/>
    </style:style>
    <style:style style:name="Tabelle3.A1" style:family="table-cell">
      <style:table-cell-properties fo:padding="0.097cm" fo:border="none"/>
    </style:style>
    <style:style style:name="Tabelle3.B1" style:family="table-cell" style:data-style-name="N4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168070"/>
    </style:style>
    <style:style style:name="P4" style:family="paragraph" style:parent-style-name="Standard">
      <style:text-properties style:font-name="Arial" officeooo:paragraph-rsid="0015b24e"/>
    </style:style>
    <style:style style:name="P5" style:family="paragraph" style:parent-style-name="Standard">
      <style:paragraph-properties fo:text-align="end" style:justify-single-word="false"/>
      <style:text-properties style:font-name="Arial" officeooo:paragraph-rsid="0015b24e"/>
    </style:style>
    <style:style style:name="P6" style:family="paragraph" style:parent-style-name="Standard">
      <style:paragraph-properties fo:text-align="end" style:justify-single-word="false"/>
      <style:text-properties style:font-name="Arial" officeooo:paragraph-rsid="00168070"/>
    </style:style>
    <style:style style:name="P7" style:family="paragraph" style:parent-style-name="Standard">
      <style:text-properties style:font-name="Arial" officeooo:rsid="0015b24e" officeooo:paragraph-rsid="00168070"/>
    </style:style>
    <style:style style:name="P8" style:family="paragraph" style:parent-style-name="Standard">
      <style:paragraph-properties fo:text-align="end" style:justify-single-word="false"/>
      <style:text-properties style:font-name="Arial" officeooo:rsid="00168070" officeooo:paragraph-rsid="00168070"/>
    </style:style>
    <style:style style:name="P9" style:family="paragraph" style:parent-style-name="Standard">
      <style:text-properties style:font-name="Arial" officeooo:rsid="00168070" officeooo:paragraph-rsid="00168070"/>
    </style:style>
    <style:style style:name="P10" style:family="paragraph" style:parent-style-name="Standard">
      <style:text-properties style:font-name="Arial" officeooo:rsid="00168070" officeooo:paragraph-rsid="0017d942"/>
    </style:style>
    <style:style style:name="P11" style:family="paragraph" style:parent-style-name="Standard">
      <style:text-properties style:font-name="Arial" officeooo:paragraph-rsid="00168070"/>
    </style:style>
    <style:style style:name="P12" style:family="paragraph" style:parent-style-name="Standard">
      <style:text-properties style:font-name="Arial" officeooo:paragraph-rsid="0017d942"/>
    </style:style>
    <style:style style:name="P13" style:family="paragraph" style:parent-style-name="Horizontal_20_Line">
      <style:text-properties style:font-name="Arial"/>
    </style:style>
    <style:style style:name="P14" style:family="paragraph" style:parent-style-name="Standard">
      <style:paragraph-properties fo:padding="0cm" fo:border="none"/>
      <style:text-properties style:font-name="Arial"/>
    </style:style>
    <style:style style:name="P15" style:family="paragraph" style:parent-style-name="Table_20_Contents">
      <style:paragraph-properties fo:text-align="end" style:justify-single-word="false"/>
      <style:text-properties style:font-name="Arial" officeooo:rsid="00168070"/>
    </style:style>
    <style:style style:name="P16" style:family="paragraph" style:parent-style-name="Table_20_Contents">
      <style:text-properties style:font-name="Arial" officeooo:rsid="00168070" officeooo:paragraph-rsid="00168070"/>
    </style:style>
    <style:style style:name="P17" style:family="paragraph" style:parent-style-name="Table_20_Contents">
      <style:paragraph-properties fo:text-align="end" style:justify-single-word="false"/>
      <style:text-properties style:font-name="Arial"/>
    </style:style>
    <style:style style:name="P18" style:family="paragraph" style:parent-style-name="Table_20_Contents">
      <style:paragraph-properties fo:text-align="end" style:justify-single-word="false"/>
      <style:text-properties style:font-name="Arial" officeooo:paragraph-rsid="0017d942"/>
    </style:style>
    <style:style style:name="P19" style:family="paragraph" style:parent-style-name="Table_20_Contents">
      <style:paragraph-properties fo:text-align="end" style:justify-single-word="false"/>
      <style:text-properties style:font-name="Arial" officeooo:rsid="0017d942"/>
    </style:style>
    <style:style style:name="P20" style:family="paragraph" style:parent-style-name="Standard">
      <style:text-properties style:font-name="Arial" officeooo:rsid="001af984" officeooo:paragraph-rsid="001af984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1af984" officeooo:paragraph-rsid="001af984"/>
    </style:style>
    <style:style style:name="P22" style:family="paragraph" style:parent-style-name="Standard">
      <style:paragraph-properties fo:padding="0cm" fo:border="none"/>
      <style:text-properties style:font-name="Arial" officeooo:rsid="001af984" officeooo:paragraph-rsid="001af98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af984" style:font-size-asian="10pt" style:font-size-complex="10pt"/>
    </style:style>
    <style:style style:name="T3" style:family="text">
      <style:text-properties officeooo:rsid="001af98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ax Mustermann</text:p>
      <text:p text:style-name="P1"/>
      <text:section text:style-name="Sect1" text:name="mainContent">
        <text:section text:style-name="Sect1" text:name="shippingAddressLine1">
          <text:p text:style-name="P14"><text:bookmark text:name="mainContent"/></text:p>
          <text:section text:style-name="Sect1" text:name="Bereich4">
            <text:section text:style-name="Sect1" text:name="Bereich5">
              <text:p text:style-name="P22">Musterstraße 1</text:p>
            </text:section>
          </text:section>
          <text:p text:style-name="P14"><text:bookmark text:name="mainContent1"/></text:p>
        </text:section>
      </text:section>
      <text:section text:style-name="Sect1" text:name="Bereich1">
        <text:section text:style-name="Sect1" text:name="shippingAddressCityStateZip">
          <text:section text:style-name="Sect1" text:name="Bereich2">
            <text:section text:style-name="Sect1" text:name="Bereich3">
              <text:section text:style-name="Sect1" text:name="Bereich6">
                <text:section text:style-name="Sect1" text:name="Bereich7">
                  <text:p text:style-name="P22">123456 Musterhausen</text:p>
                </text:section>
              </text:section>
              <text:p text:style-name="P14"/>
            </text:section>
          </text:section>
        </text:section>
      </text:section>
      <text:p text:style-name="P1"/>
      <text:p text:style-name="P1"/>
      <text:p text:style-name="P1"><text:tab/><text:tab/><text:tab/><text:tab/><text:tab/><text:tab/><text:tab/><text:tab/><text:span text:style-name="T1">Rechnungs-Nr.<text:tab/><text:tab/>2016</text:span><text:span text:style-name="T2">001</text:span></text:p>
      <text:p text:style-name="P1"><text:span text:style-name="T1"><text:tab/><text:tab/><text:tab/><text:tab/><text:tab/><text:tab/><text:tab/><text:tab/>Datum<text:tab/><text:tab/><text:tab/></text:span><text:span text:style-name="T1"><text:date style:data-style-name="N37" text:date-value="2016-05-09T18:25:02.563000191">09.05.16</text:date></text:span></text:p>
      <text:p text:style-name="P2"><text:tab/><text:tab/><text:tab/><text:tab/><text:tab/><text:tab/><text:tab/><text:tab/>Kunden-Nr.<text:tab/><text:tab/>2016<text:span text:style-name="T3">001</text:span></text:p>
      <text:p text:style-name="P2"><text:tab/><text:tab/><text:tab/><text:tab/><text:tab/><text:tab/><text:tab/><text:tab/>Lieferbedingungen:<text:tab/>frei Haus</text:p>
      <text:p text:style-name="P2"><text:tab/><text:tab/><text:tab/><text:tab/><text:tab/><text:tab/><text:tab/><text:tab/>Zahlungskonditionen:<text:tab/>Zahlung erhalten</text:p>
      <text:p text:style-name="P2"><text:tab/><text:tab/><text:tab/><text:tab/><text:tab/><text:tab/><text:tab/><text:tab/>Unsere Ust.-Identnr.:<text:tab/>DE <text:span text:style-name="T3">123 456 789</text:span></text:p>
      <text:p text:style-name="P2"><text:tab/><text:tab/><text:tab/><text:tab/><text:tab/><text:tab/><text:tab/><text:tab/>Lieferdatum:<text:tab/><text:tab/><text:date style:data-style-name="N37" text:date-value="2016-05-09T18:25:02.564999903">09.05.16</text:date></text:p>
      <text:p text:style-name="P1"/>
      <text:p text:style-name="P1"/>
      <text:p text:style-name="P1"/>
      <text:p text:style-name="P1">Wir danken für Ihren Kauf</text:p>
      <text:p text:style-name="P1"/>
      <text:p text:style-name="P4"><text:tab/><text:tab/><text:tab/><text:tab/><text:tab/><text:tab/><text:tab/><text:tab/>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7">Anzahl</text:p>
          </table:table-cell>
          <table:table-cell table:style-name="Tabelle1.A1" office:value-type="string">
            <text:p text:style-name="P3">Artikel<text:tab/></text:p>
          </table:table-cell>
          <table:table-cell table:style-name="Tabelle1.A1" office:value-type="string">
            <text:p text:style-name="P6">E-Preis €</text:p>
          </table:table-cell>
          <table:table-cell table:style-name="Tabelle1.A1" office:value-type="string">
            <text:p text:style-name="P8">Gesamtpreis €</text:p>
          </table:table-cell>
        </table:table-row>
        <table:table-row>
          <table:table-cell table:style-name="Tabelle1.A1" office:value-type="string">
            <text:p text:style-name="P16">2</text:p>
          </table:table-cell>
          <table:table-cell table:style-name="Tabelle1.A1" office:value-type="string">
            <text:p text:style-name="P21">Beschreibung 1</text:p>
          </table:table-cell>
          <table:table-cell table:style-name="Tabelle1.C2" office:value-type="float" office:value="15">
            <text:p text:style-name="P5">15,00</text:p>
          </table:table-cell>
          <table:table-cell table:style-name="Tabelle1.C2" table:formula="ooow:&lt;C2&gt;*&lt;A2&gt;" office:value-type="float" office:value="30">
            <text:p text:style-name="P15">30,00</text:p>
          </table:table-cell>
        </table:table-row>
        <table:table-row>
          <table:table-cell table:style-name="Tabelle1.A1" office:value-type="string">
            <text:p text:style-name="P16">1</text:p>
          </table:table-cell>
          <table:table-cell table:style-name="Tabelle1.A1" office:value-type="string">
            <text:p text:style-name="P11">Porto und Verpackung</text:p>
          </table:table-cell>
          <table:table-cell table:style-name="Tabelle1.C2" office:value-type="float" office:value="12.5">
            <text:p text:style-name="P6">12,50</text:p>
          </table:table-cell>
          <table:table-cell table:style-name="Tabelle1.C2" table:formula="ooow:&lt;C3&gt;*&lt;A3&gt;" office:value-type="float" office:value="12.5">
            <text:p text:style-name="P15">12,50</text:p>
          </table:table-cell>
        </table:table-row>
      </table:table>
      <text:p text:style-name="P1"/>
      <text:p text:style-name="P1"/>
      <text:p text:style-name="P13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2" office:value-type="string">
            <text:p text:style-name="P16">Summe</text:p>
          </table:table-cell>
          <table:covered-table-cell/>
          <table:table-cell table:style-name="Tabelle2.C1" table:formula="ooow:sum&lt;Tabelle1.D2:D3&gt;" office:value-type="float" office:value="42.5">
            <text:p text:style-name="P17">42,50</text:p>
          </table:table-cell>
        </table:table-row>
        <table:table-row>
          <table:table-cell table:style-name="Tabelle2.A1" office:value-type="string">
            <text:p text:style-name="P11">19% <text:s/>UST von </text:p>
          </table:table-cell>
          <table:table-cell table:style-name="Tabelle2.B2" table:formula="ooow:&lt;B1&gt;-&lt;C2&gt;" office:value-type="float" office:value="35.7142857142857">
            <text:p text:style-name="P9">35,71</text:p>
          </table:table-cell>
          <table:table-cell table:style-name="Tabelle2.C1" table:formula="ooow:(&lt;B1&gt;/1,19)*0,19" office:value-type="float" office:value="6.78571428571429">
            <text:p text:style-name="P19">6,79</text:p>
          </table:table-cell>
        </table:table-row>
      </table:table>
      <text:p text:style-name="P1"/>
      <text:p text:style-name="P1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0">Rechnungssumme</text:p>
          </table:table-cell>
          <table:table-cell table:style-name="Tabelle3.B1" table:formula="ooow:sum&lt;Tabelle1.D2:D3&gt;" office:value-type="float" office:value="42.5">
            <text:p text:style-name="P18">42,50</text:p>
          </table:table-cell>
        </table:table-row>
      </table:table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6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ürgen Pasler</meta:initial-creator>
    <meta:creation-date>2016-04-21T12:47:59.13</meta:creation-date>
    <dc:date>2016-05-09T18:25:02.515000000</dc:date>
    <meta:editing-duration>PT2H36M26S</meta:editing-duration>
    <meta:editing-cycles>10</meta:editing-cycles>
    <meta:generator>LibreOffice/4.2.6.3$Windows_x86 LibreOffice_project/3fd416d4c6db7d3204c17ce57a1d70f6e531ee21</meta:generator>
    <meta:printed-by>Di Pa</meta:printed-by>
    <meta:print-date>2016-04-27T16:25:37.99</meta:print-date>
    <meta:document-statistic meta:table-count="3" meta:image-count="0" meta:object-count="0" meta:page-count="1" meta:paragraph-count="31" meta:word-count="57" meta:character-count="459" meta:non-whitespace-character-count="360"/>
  </office:meta>
</office:document-meta>
</file>